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AddLines.startDocument( XMLLocator locator , String encoding , NamespaceContext namespaceContext ,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OMAddLines.DOMAddLines( String input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MAddLines.ignorableWhitespace( XMLString text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AddLines.startElement( QName elementQName , XMLAttributes attrList ,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OMAddLines.print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AddLines.sortAttributes( NamedNodeMap attr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OMAddLines.print( Node nod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0">
            <text:p text:style-name="Table_20_Contents">70</text:p>
          </table:table-cell>
        </table:table-row>
        <table:table-row>
          <table:table-cell office:value-type="string">
            <text:p text:style-name="Table_20_Contents">DOMAddLines.main( String argv [ ]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